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os de uso:</text:p>
      <text:p text:style-name="P2"/>
      <text:p text:style-name="P3">Actores:</text:p>
      <text:p text:style-name="P3"/>
      <text:p text:style-name="P3"><text:tab/><text:span text:style-name="T1">-Recepcionista: empleado encargado de la atención al cliente y la registración de los servicios</text:span></text:p>
      <text:p text:style-name="P3"><text:span text:style-name="T1"/></text:p>
      <text:p text:style-name="P3"><text:span text:style-name="T1"><text:tab/>-Empleado: encargado de la organización de la empresa (Leo, según el documento)</text:span></text:p>
      <text:p text:style-name="P3"><text:span text:style-name="T1"/></text:p>
      <text:p text:style-name="P3"><text:span text:style-name="T1"><text:tab/>-Chofer: empleado encargado de la prestación del servicio de remisería</text:span></text:p>
      <text:p text:style-name="P3"><text:span text:style-name="T1"/></text:p>
      <text:p text:style-name="P3">Casos de uso:</text:p>
      <text:p text:style-name="P3"/>
      <text:p text:style-name="P3"><text:tab/><text:span text:style-name="T1">-Mantener cliente:</text:span></text:p>
      <text:p text:style-name="P3"><text:span text:style-name="T1"><text:tab/>Comprende altas, bajas y modificaciones de los datos de un cliente, así también como su posterior consulta.</text:span></text:p>
      <text:p text:style-name="P3"><text:span text:style-name="T1"/></text:p>
      <text:p text:style-name="P3"><text:tab/><text:span text:style-name="T1">-Mantener servicio:</text:span></text:p>
      <text:p text:style-name="P3"><text:span text:style-name="T1"><text:tab/>Comprende altas, bajas y modificaciones de los datos de un servicio, así también como su posterior consulta.</text:span></text:p>
      <text:p text:style-name="P3"><text:span text:style-name="T1"/></text:p>
      <text:p text:style-name="P3"><text:tab/><text:span text:style-name="T1">-Mantener móvil:</text:span></text:p>
      <text:p text:style-name="P3"><text:span text:style-name="T1"><text:tab/>Comprende altas, bajas y modificaciones de los datos de un móvil, así también como su posterior consulta.</text:span></text:p>
      <text:p text:style-name="P3"><text:span text:style-name="T1"/></text:p>
      <text:p text:style-name="P3"><text:tab/><text:span text:style-name="T1">-Mantener encuesta:</text:span></text:p>
      <text:p text:style-name="P3"><text:span text:style-name="T1"><text:tab/>Comprende altas de los datos de una encuesta proporcionada por un cliente, así también como su posterior consulta.</text:span></text:p>
      <text:p text:style-name="P3"><text:span text:style-name="T1"/></text:p>
      <text:p text:style-name="P3"><text:span text:style-name="T1"><text:tab/>-Ingresar talonario:</text:span></text:p>
      <text:p text:style-name="P3"><text:span text:style-name="T1"><text:tab/>Comprende el ingreso del talonario de servicios por parte de un chofer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ebastian </meta:initial-creator>
    <meta:creation-date>2010-10-10T17:41:55</meta:creation-date>
    <meta:document-statistic meta:table-count="0" meta:image-count="0" meta:object-count="0" meta:page-count="1" meta:paragraph-count="16" meta:word-count="134" meta:character-count="888"/>
    <dc:date>2010-10-10T17:46:04</dc:date>
    <dc:creator>sebastian </dc:creator>
    <meta:editing-duration>PT00H04M09S</meta:editing-duration>
    <meta:editing-cycles>1</meta:editing-cycles>
    <meta:generator>OpenOffice.org/3.1$Linux OpenOffice.org_project/310m19$Build-9420</meta:generator>
  </office:meta>
</office:document-meta>
</file>